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" style:family="text">
      <style:text-properties officeooo:rsid="000b85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sor segue o<text:span text:style-name="T1">s</text:span> <text:s/>exercício<text:span text:style-name="T1">s</text:span>, com o 5 completo:</text:p>
      <text:p text:style-name="P1"/>
      <text:p text:style-name="P1">#Problema 1<text:line-break/>SELECT nome, de_ferias, bairro FROM tabela_de_vendedores WHERE nome='Cláudia Morais'  AND de_ferias=1;<text:line-break/># A Claudia de ferias, segunda a tabela.<text:line-break/><text:line-break/>#Problema 2<text:line-break/>SELECT nome, de_ferias FROM tabela_de_vendedores WHERE DE_FERIAS=1 AND PERCENTUAL_COMISSAO&gt;0.10;<text:line-break/>#A pessoa que está de ferias e tem comissão maior maior 0.10  é a Roberta Martins.<text:line-break/><text:line-break/>#Problema 3<text:line-break/>SELECT MATRICULA, DATA_VENDA,CPF FROM notas_fiscais WHERE MATRICULA=00237 AND DATA_VENDA='2015-01-12';<text:line-break/># O CPF não pode ser a PK; porque existe varias NF em CPF's diferentes na mesma matricula.<text:line-break/><text:line-break/>#Problema 4<text:line-break/>SELECT CODIGO_DO_PRODUTO, QUANTIDADE, PRECO FROM itens_notas_fiscais WHERE QUANTIDADE &gt;= 99 AND PRECO = (SELECT MAX(PRECO) FROM itens_notas_fiscais);<text:line-break/># Os codigo dos produtos de maior valor é 1022450.<text:line-break/><text:line-break/>#Problema 5<text:line-break/>SELECT<text:line-break/>c.NOME AS CLIENTE,<text:line-break/>p.NOME_DO_PRODUTO AS PRODUTO,<text:line-break/>p.SABOR<text:line-break/>FROM itens_notas_fiscais i<text:line-break/>JOIN notas_fiscais n ON n.NUMERO = i.NUMERO<text:line-break/>JOIN tabela_de_clientes c ON c.CPF = n.CPF<text:line-break/>JOIN tabela_de_vendedores v ON v.MATRICULA = n.MATRICULA<text:line-break/>JOIN tabela_de_produtos p ON p.CODIGO_DO_PRODUTO = i.CODIGO_DO_PRODUTO<text:line-break/>WHERE i.NUMERO = 102<text:line-break/>AND i.CODIGO_DO_PRODUTO = '1101035'<text:line-break/>AND i.QUANTIDADE = 84<text:line-break/>#Devido a duplicidade de Nomes de Colunas, foram criados variaveis com letras;<text:line-break/>#o Cliente é o | Valdeci da Silva| PRODUTO linha Refrescante - 1 Litro - Morango/Limão | SABOR Morango/Limã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21:26:29.327071020</meta:creation-date>
    <dc:date>2026-03-23T21:27:21.903513359</dc:date>
    <meta:editing-duration>PT52S</meta:editing-duration>
    <meta:editing-cycles>1</meta:editing-cycles>
    <meta:document-statistic meta:table-count="0" meta:image-count="0" meta:object-count="0" meta:page-count="1" meta:paragraph-count="2" meta:word-count="198" meta:character-count="1405" meta:non-whitespace-character-count="1202"/>
    <meta:generator>LibreOffice/7.3.7.2$Linux_X86_64 LibreOffice_project/30$Build-2</meta:generator>
  </office:meta>
</office:document-meta>
</file>